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C0000013C93B134F1.png"/>
  <manifest:file-entry manifest:media-type="image/png" manifest:full-path="Pictures/1000000000000314000002098F2655E5.png"/>
  <manifest:file-entry manifest:media-type="image/png" manifest:full-path="Pictures/1000000000000314000002090AA4ACF3.png"/>
  <manifest:file-entry manifest:media-type="image/png" manifest:full-path="Pictures/10000000000003140000020987390F6C.png"/>
  <manifest:file-entry manifest:media-type="image/png" manifest:full-path="Pictures/10000000000000F10000010B007FB75E.png"/>
  <manifest:file-entry manifest:media-type="image/png" manifest:full-path="Pictures/10000000000003140000020921E89F9A.png"/>
  <manifest:file-entry manifest:media-type="image/png" manifest:full-path="Pictures/10000000000002C0000000900EBDE00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4pt" fo:text-shadow="none" fo:font-weight="bold" style:font-size-asian="14pt" style:font-weight-asian="bold" style:font-size-complex="14pt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626cm" svg:height="3.809cm" svg:x="0.999cm" svg:y="1.69cm">
          <draw:image xlink:href="Pictures/10000000000002C0000000900EBDE00D.png" xlink:type="simple" xlink:show="embed" xlink:actuate="onLoad">
            <text:p/>
          </draw:image>
        </draw:frame>
        <draw:frame draw:style-name="gr1" draw:text-style-name="P1" draw:layer="layout" svg:width="20.848cm" svg:height="13.784cm" svg:x="2.652cm" svg:y="5.5cm">
          <draw:image xlink:href="Pictures/10000000000003140000020987390F6C.png" xlink:type="simple" xlink:show="embed" xlink:actuate="onLoad">
            <text:p/>
          </draw:image>
        </draw:frame>
        <draw:frame draw:style-name="gr1" draw:text-style-name="P1" draw:layer="layout" svg:width="20.848cm" svg:height="13.784cm" svg:x="5.152cm" svg:y="12cm">
          <draw:image xlink:href="Pictures/1000000000000314000002090AA4ACF3.png" xlink:type="simple" xlink:show="embed" xlink:actuate="onLoad">
            <text:p/>
          </draw:image>
        </draw:frame>
        <draw:frame draw:style-name="gr1" draw:text-style-name="P1" draw:layer="layout" svg:width="20.848cm" svg:height="13.784cm" svg:x="7.652cm" svg:y="19.216cm">
          <draw:image xlink:href="Pictures/10000000000003140000020921E89F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626cm" svg:height="3.809cm" svg:x="0.999cm" svg:y="1.69cm">
          <draw:image xlink:href="Pictures/10000000000002C0000000900EBDE00D.png" xlink:type="simple" xlink:show="embed" xlink:actuate="onLoad">
            <text:p/>
          </draw:image>
        </draw:frame>
        <draw:frame draw:style-name="gr1" draw:text-style-name="P1" draw:layer="layout" svg:width="20.848cm" svg:height="13.784cm" svg:x="2.652cm" svg:y="5.5cm">
          <draw:image xlink:href="Pictures/10000000000003140000020987390F6C.png" xlink:type="simple" xlink:show="embed" xlink:actuate="onLoad">
            <text:p/>
          </draw:image>
        </draw:frame>
        <draw:frame draw:style-name="gr1" draw:text-style-name="P1" draw:layer="layout" svg:width="20.848cm" svg:height="13.784cm" svg:x="5.152cm" svg:y="12cm">
          <draw:image xlink:href="Pictures/1000000000000314000002090AA4ACF3.png" xlink:type="simple" xlink:show="embed" xlink:actuate="onLoad">
            <text:p/>
          </draw:image>
        </draw:frame>
        <draw:frame draw:style-name="gr1" draw:text-style-name="P1" draw:layer="layout" svg:width="20.848cm" svg:height="13.784cm" svg:x="7.652cm" svg:y="19.216cm">
          <draw:image xlink:href="Pictures/1000000000000314000002098F2655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1" draw:layer="layout" svg:width="7.5cm" svg:height="9cm" svg:x="1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9cm" svg:x="3.4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818cm" svg:x="3.4cm" svg:y="12.417cm">
          <draw:text-box>
            <text:p text:style-name="P1"><text:span text:style-name="T1">HTML5 Project</text:span></text:p>
          </draw:text-box>
        </draw:frame>
        <draw:frame draw:style-name="gr4" draw:text-style-name="P3" draw:layer="layout" svg:width="7.5cm" svg:height="0.818cm" svg:x="12cm" svg:y="12.4cm">
          <draw:text-box>
            <text:p text:style-name="P1"><text:span text:style-name="T1">HTML5/C++ Project</text:span></text:p>
          </draw:text-box>
        </draw:frame>
        <draw:frame draw:style-name="gr1" draw:text-style-name="P1" draw:layer="layout" svg:width="6.243cm" svg:height="8.36cm" svg:x="12.457cm" svg:y="3.24cm">
          <draw:image xlink:href="Pictures/10000000000000EC0000013C93B134F1.png" xlink:type="simple" xlink:show="embed" xlink:actuate="onLoad">
            <text:p/>
          </draw:image>
        </draw:frame>
        <draw:frame draw:style-name="gr1" draw:text-style-name="P1" draw:layer="layout" svg:width="6.375cm" svg:height="7.063cm" svg:x="3.725cm" svg:y="3.237cm">
          <draw:image xlink:href="Pictures/10000000000000F10000010B007FB7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26.4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38M46S</meta:editing-duration>
    <meta:editing-cycles>9</meta:editing-cycles>
    <meta:generator>LibreOffice/3.4$Win32 LibreOffice_project/340m1$Build-203</meta:generator>
    <dc:date>2011-10-11T13:23:14.32</dc:date>
    <dc:creator>miki </dc:creator>
    <meta:document-statistic meta:object-count="41"/>
  </office:meta>
</office:document-meta>
</file>